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#E6E6E6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2"/>
        <table:table-column table:style-name="co2" table:default-cell-style-name="ce17"/>
        <table:table-column table:style-name="co3" table:default-cell-style-name="ce17"/>
        <table:table-column table:style-name="co4" table:number-columns-repeated="3" table:default-cell-style-name="ce17"/>
        <table:table-column table:style-name="co5" table:number-columns-repeated="2" table:default-cell-style-name="ce17"/>
        <table:table-column table:style-name="co6" table:default-cell-style-name="ce16"/>
        <table:table-column table:style-name="co7" table:default-cell-style-name="ce5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table:number-columns-repeated="3" table:style-name="ce1"/>
          <table:table-cell table:number-columns-repeated="4" table:style-name="ce2"/>
          <table:table-cell office:value-type="string" table:style-name="ce3">
            <text:p>gra:</text:p>
          </table:table-cell>
          <table:table-cell office:value-type="string" table:style-name="ce4">
            <text:p>Dark Souls <text:s/>III</text:p>
          </table:table-cell>
          <table:table-cell table:style-name="ce5"/>
          <table:table-cell table:number-columns-repeated="1012" table:style-name="ce6"/>
          <table:table-cell table:number-columns-repeated="15362" table:style-name="ce1"/>
        </table:table-row>
        <table:table-row table:style-name="ro1">
          <table:table-cell table:style-name="ce7"/>
          <table:table-cell table:number-columns-repeated="2" table:style-name="ce8"/>
          <table:table-cell table:number-columns-repeated="5" table:style-name="ce2"/>
          <table:table-cell table:style-name="ce3"/>
          <table:table-cell table:style-name="ce9"/>
          <table:table-cell table:number-columns-repeated="1012" table:style-name="ce6"/>
          <table:table-cell table:number-columns-repeated="15362" table:style-name="ce1"/>
        </table:table-row>
        <table:table-row table:style-name="ro2">
          <table:table-cell office:value-type="string" table:style-name="ce10">
            <text:p>wynik:</text:p>
          </table:table-cell>
          <table:table-cell office:value-type="percentage" office:value="0.58333333333333337" table:formula="of:=SUMPRODUCT([.B6:.B28];[.$I6:.$I28])/4/SUM([.B6:.B28])" table:style-name="ce11">
            <text:p>58,33%</text:p>
          </table:table-cell>
          <table:table-cell office:value-type="percentage" office:value="0.63095238095238093" table:formula="of:=SUMPRODUCT([.C6:.C28];[.$I6:.$I28])/4/SUM([.C6:.C28])" table:style-name="ce11">
            <text:p>63,10%</text:p>
          </table:table-cell>
          <table:table-cell office:value-type="percentage" office:value="0.53676470588235292" table:formula="of:=SUMPRODUCT([.D6:.D28];[.$I6:.$I28])/4/SUM([.D6:.D28])" table:style-name="ce11">
            <text:p>53,68%</text:p>
          </table:table-cell>
          <table:table-cell office:value-type="percentage" office:value="0.2857142857142857" table:formula="of:=SUMPRODUCT([.E6:.E28];[.$I6:.$I28])/4/SUM([.E6:.E28])" table:style-name="ce11">
            <text:p>28,57%</text:p>
          </table:table-cell>
          <table:table-cell office:value-type="percentage" office:value="0.25" table:formula="of:=SUMPRODUCT([.F6:.F28];[.$I6:.$I28])/4/SUM([.F6:.F28])" table:style-name="ce11">
            <text:p>25,00%</text:p>
          </table:table-cell>
          <table:table-cell office:value-type="percentage" office:value="0.1875" table:formula="of:=SUMPRODUCT([.G6:.G28];[.$I6:.$I28])/4/SUM([.G6:.G28])" table:style-name="ce11">
            <text:p>18,75%</text:p>
          </table:table-cell>
          <table:table-cell office:value-type="percentage" office:value="0.25" table:formula="of:=SUMPRODUCT([.H6:.H28];[.$I6:.$I28])/4/SUM([.H6:.H28])" table:style-name="ce11">
            <text:p>25,00%</text:p>
          </table:table-cell>
          <table:table-cell table:style-name="ce12"/>
          <table:table-cell table:style-name="ce13"/>
          <table:table-cell table:number-columns-repeated="1012" table:style-name="ce14"/>
          <table:table-cell table:number-columns-repeated="2" table:style-name="ce15"/>
          <table:table-cell table:number-columns-repeated="15360"/>
        </table:table-row>
        <table:table-row table:style-name="ro1">
          <table:table-cell office:value-type="string" table:style-name="ce16">
            <text:p>kryterium:</text:p>
          </table:table-cell>
          <table:table-cell office:value-type="string" table:style-name="ce8">
            <text:p>BI [2008]</text:p>
          </table:table-cell>
          <table:table-cell office:value-type="string" table:style-name="ce8">
            <text:p>Suma prosta</text:p>
          </table:table-cell>
          <table:table-cell office:value-type="string" table:style-name="ce17">
            <text:p>RT [2008]</text:p>
          </table:table-cell>
          <table:table-cell office:value-type="string" table:style-name="ce17">
            <text:p>RT [2014]</text:p>
          </table:table-cell>
          <table:table-cell office:value-type="string" table:style-name="ce17">
            <text:p>RT [2022]</text:p>
          </table:table-cell>
          <table:table-cell office:value-type="string" table:style-name="ce17">
            <text:p>CFS [2020] a</text:p>
          </table:table-cell>
          <table:table-cell office:value-type="string" table:style-name="ce17">
            <text:p>CFS [2020] b</text:p>
          </table:table-cell>
          <table:table-cell office:value-type="string" table:style-name="ce16">
            <text:p>punktacja elementu gry [0-4] ↓</text:p>
          </table:table-cell>
          <table:table-cell office:value-type="string" table:style-name="ce16">
            <text:p>krótkie uzasadnienie ↓</text:p>
          </table:table-cell>
          <table:table-cell table:number-columns-repeated="16374" table:style-name="ce1"/>
        </table:table-row>
        <table:table-row table:style-name="ro1">
          <table:table-cell table:style-name="ce16"/>
          <table:table-cell table:number-columns-repeated="2" table:style-name="ce8"/>
          <table:table-cell table:number-columns-repeated="5" table:style-name="ce17"/>
          <table:table-cell table:style-name="ce16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8">
            <text:p>Generowanie losowego środowis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20">
            <text:p>0</text:p>
          </table:table-cell>
          <table:table-cell office:value-type="string" table:style-name="ce21">
            <text:p>Srodowisko jest robione ręczni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Trwała śmierć / trwałe konsekwencj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Podczas śmierći gubi się wszystkie punkty doświadcnia zdobyte w tym cyklu życ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Turow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0" table:style-name="ce23">
            <text:p>0</text:p>
          </table:table-cell>
          <table:table-cell office:value-type="string" table:style-name="ce21">
            <text:p>Gra jest w czasie rzevczywistym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Plansza/mapa opata o siatkę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table:style-name="ce23"/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2">
            <text:p>Niemodal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Tryb gry jest zawsze ten sam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Złożo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Gra zawiera wiele mechanik i ma wysoki poziom trudnośći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Zarządzanie zasobami / ekwipunek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Ekwipunek dzieli się na dwie kategorie, ten co gracz ma na sobie i ten co jest w torbie, waga ekwipunku nie ma wplywu na rozgrywkę gdy ekwipunek jest w torbie, ekwipunek który jest na postaći natomiast ma wagę i wymaga zarządzania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Hack'n'slash / wal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Walka jest kluczową mechaniką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Eksploracja i odkrywani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Jest bardzo ważnym elementem gry<text:s/></text:p>
          </table:table-cell>
          <table:table-cell table:number-columns-repeated="16374" table:style-name="ce1"/>
        </table:table-row>
        <table:table-row table:style-name="ro1">
          <table:table-cell table:style-name="ce22"/>
          <table:table-cell table:number-columns-repeated="2" table:style-name="ce8"/>
          <table:table-cell table:number-columns-repeated="3" table:style-name="ce1"/>
          <table:table-cell table:style-name="ce8"/>
          <table:table-cell table:style-name="ce17"/>
          <table:table-cell table:style-name="ce16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22">
            <text:p>Jeden gracz i jedna postać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1" table:style-name="ce23">
            <text:p>1</text:p>
          </table:table-cell>
          <table:table-cell office:value-type="string" table:style-name="ce21">
            <text:p>Jest pvp i pve, ale postać jest tylko jedn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Potwory podobne do bohater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9"/>
          <table:table-cell office:value-type="float" office:value="2" table:style-name="ce20">
            <text:p>2</text:p>
          </table:table-cell>
          <table:table-cell office:value-type="string" table:style-name="ce21">
            <text:p>Potwory nie mogą podnosić przedmiotów, niektóre potwory są podobnego rozmiaru, niektóre mogą się leczyć, większośc potrafi używać przedmiotów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Wyzwanie taktyczn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9"/>
          <table:table-cell office:value-type="float" office:value="3" table:style-name="ce20">
            <text:p>3</text:p>
          </table:table-cell>
          <table:table-cell office:value-type="string" table:style-name="ce21">
            <text:p>Każdy przeciwnik wymaga odpowiedniej taktyki ale taktyka to nie jest głowny element tej gry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Wyświetlanie ASCII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table:number-columns-repeated="3" table:style-name="ce17"/>
          <table:table-cell office:value-type="float" office:value="0" table:style-name="ce23">
            <text:p>0</text:p>
          </table:table-cell>
          <table:table-cell office:value-type="string" table:style-name="ce21">
            <text:p>Gra ma grafikę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Podziemi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Poziomy są zamknięte wiele poziomów to dosłownie podziemia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Liczby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Każdy element ekwipuku - broń, tarcze itd. ma swoje parametry przedstawione w postaći liczb<text:s/></text:p>
          </table:table-cell>
          <table:table-cell table:number-columns-repeated="16374"/>
        </table:table-row>
        <table:table-row table:style-name="ro1">
          <table:table-cell table:style-name="ce22"/>
          <table:table-cell table:number-columns-repeated="2" table:style-name="ce17"/>
          <table:table-cell table:number-columns-repeated="2" table:style-name="ce1"/>
          <table:table-cell table:number-columns-repeated="3" table:style-name="ce17"/>
          <table:table-cell table:style-name="ce16"/>
          <table:table-cell table:style-name="ce5"/>
          <table:table-cell table:number-columns-repeated="16374"/>
        </table:table-row>
        <table:table-row table:style-name="ro1">
          <table:table-cell office:value-type="string" table:style-name="ce22">
            <text:p>Nieliniowość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Jest mnóstwo sposobów na przechodzenie tej gry jednak położenie przećiwnków przedmootów jest takie same. Dopiero w NG+ położenie niektórym przedmiotów się zmienia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Dużo zawartości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Jest bardzo dużo zawartośći, broni, zaklęć itd. jednak mniej niż w niektórych innych grach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Losowość wyników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">
            <text:p>2</text:p>
          </table:table-cell>
          <table:table-cell table:number-columns-repeated="3"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Wypadanie itemów z przeciwników jest często randomowe ale po za tym nie jest to istotnym elementem rozgrywki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Rozwój bohater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Mechanika rozwoju jest dość rozwinięta, Zdobyte dusze (exp) można wykorzysytawać dla podniesienia atrybutów, siła, inteligencja, zdrowie itd.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Imersja, klimat, atmosfera, …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Gra jest znana ze swojego klimatu<text:s/>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Ściśle określone warunki zwycięstw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Trzeba zabić finalnego bossa ale zakończeń jest kilka<text:s/></text:p>
          </table:table-cell>
          <table:table-cell table:number-columns-repeated="16374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number:currency-style style:name="N37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17</meta:generator>
    <dc:title/>
    <dc:description/>
    <dc:subject/>
    <meta:initial-creator/>
    <dc:creator>Oleksandr Kovalenko</dc:creator>
    <meta:creation-date>2022-10-06T13:01:09Z</meta:creation-date>
    <dc:date>2022-11-24T14:19:39Z</dc:date>
    <meta:editing-cycles>15</meta:editing-cycles>
  </office:meta>
</office:document-meta>
</file>